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417cm"/>
    </style:style>
    <style:style style:name="co3" style:family="table-column">
      <style:table-column-properties fo:break-before="auto" style:column-width="8.431cm"/>
    </style:style>
    <style:style style:name="co4" style:family="table-column">
      <style:table-column-properties fo:break-before="auto" style:column-width="3.373cm"/>
    </style:style>
    <style:style style:name="co5" style:family="table-column">
      <style:table-column-properties fo:break-before="auto" style:column-width="4.202cm"/>
    </style:style>
    <style:style style:name="co6" style:family="table-column">
      <style:table-column-properties fo:break-before="auto" style:column-width="2.764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ce1"/>
        <table:table-column table:style-name="co1" table:default-cell-style-name="ce1"/>
        <table:table-column table:style-name="co5" table:default-cell-style-name="Default"/>
        <table:table-column table:style-name="co1" table:default-cell-style-name="ce1"/>
        <table:table-column table:style-name="co6" table:default-cell-style-name="ce1"/>
        <table:table-row table:style-name="ro1">
          <table:table-cell office:value-type="string">
            <text:p>iteration</text:p>
          </table:table-cell>
          <table:table-cell office:value-type="string">
            <text:p>exchange_no</text:p>
          </table:table-cell>
          <table:table-cell office:value-type="string">
            <text:p>system_prompt</text:p>
          </table:table-cell>
          <table:table-cell office:value-type="string">
            <text:p>user_utterance</text:p>
          </table:table-cell>
          <table:table-cell office:value-type="string">
            <text:p>sysSA</text:p>
          </table:table-cell>
          <table:table-cell office:value-type="string">
            <text:p>sysRep.field</text:p>
          </table:table-cell>
          <table:table-cell office:value-type="string">
            <text:p>userValues</text:p>
          </table:table-cell>
          <table:table-cell office:value-type="string">
            <text:p>userFields</text:p>
          </table:table-cell>
          <table:table-cell office:value-type="string">
            <text:p>userSA</text:p>
          </table:table-cell>
        </table:table-row>
        <table:table-row table:style-name="ro1">
          <table:table-cell office:value-type="float" office:value="20">
            <text:p>20</text:p>
          </table:table-cell>
          <table:table-cell office:value-type="float" office:value="1">
            <text:p>1</text:p>
          </table:table-cell>
          <table:table-cell office:value-type="string">
            <text:p>Guten Tag! Herzlich Willkommen bei Boris, dem Bochumer Restaurant-Informationssystem. Sie können ein Restaurant auswählen nach der Art der Küche, nach der Tageszeit oder dem Preis der Mahlzeit, dem ungefähren Ort des Restaurants oder nach dessen Öffnungszeiten. Wie lautet Ihre Anfrage?</text:p>
          </table:table-cell>
          <table:table-cell office:value-type="string">
            <text:p>Ich suche ein italienisches Restaurant in der Innenstadt Bochums, dass abends geöffnet hat. <text:s/></text:p>
          </table:table-cell>
          <table:table-cell office:value-type="string">
            <text:p>request</text:p>
          </table:table-cell>
          <table:table-cell office:value-type="string">
            <text:p>ALL</text:p>
          </table:table-cell>
          <table:table-cell office:value-type="string">
            <text:p>italian evening centre </text:p>
          </table:table-cell>
          <table:table-cell office:value-type="string">
            <text:p>foodtype time localization </text:p>
          </table:table-cell>
          <table:table-cell office:value-type="string">
            <text:p>provide </text:p>
          </table:table-cell>
        </table:table-row>
        <table:table-row table:style-name="ro1">
          <table:table-cell office:value-type="float" office:value="20">
            <text:p>20</text:p>
          </table:table-cell>
          <table:table-cell office:value-type="float" office:value="2">
            <text:p>2</text:p>
          </table:table-cell>
          <table:table-cell office:value-type="string">
            <text:p>Sie können zwischen den folgenden Möglichkeiten wählen: italienische, französische, griechische oder chinesische Küche oder keine Präferenz.</text:p>
          </table:table-cell>
          <table:table-cell office:value-type="string">
            <text:p>Italienische Küche. <text:s/></text:p>
          </table:table-cell>
          <table:table-cell office:value-type="string">
            <text:p>indicateValues</text:p>
          </table:table-cell>
          <table:table-cell office:value-type="string">
            <text:p>foodtype</text:p>
          </table:table-cell>
          <table:table-cell office:value-type="string">
            <text:p>italian </text:p>
          </table:table-cell>
          <table:table-cell office:value-type="string">
            <text:p>foodtype </text:p>
          </table:table-cell>
          <table:table-cell office:value-type="string">
            <text:p>provide </text:p>
          </table:table-cell>
        </table:table-row>
        <table:table-row table:style-name="ro1">
          <table:table-cell office:value-type="float" office:value="20">
            <text:p>20</text:p>
          </table:table-cell>
          <table:table-cell office:value-type="float" office:value="3">
            <text:p>3</text:p>
          </table:table-cell>
          <table:table-cell office:value-type="string">
            <text:p>An welchem Tag beabsichtigen Sie essen zu gehen? </text:p>
          </table:table-cell>
          <table:table-cell office:value-type="string">
            <text:p>Sonntags. <text:s/></text:p>
          </table:table-cell>
          <table:table-cell office:value-type="string">
            <text:p>request</text:p>
          </table:table-cell>
          <table:table-cell office:value-type="string">
            <text:p>date</text:p>
          </table:table-cell>
          <table:table-cell office:value-type="string">
            <text:p>sunday </text:p>
          </table:table-cell>
          <table:table-cell office:value-type="string">
            <text:p>date </text:p>
          </table:table-cell>
          <table:table-cell office:value-type="string">
            <text:p>provide </text:p>
          </table:table-cell>
        </table:table-row>
        <table:table-row table:style-name="ro1">
          <table:table-cell office:value-type="float" office:value="20">
            <text:p>20</text:p>
          </table:table-cell>
          <table:table-cell office:value-type="float" office:value="4">
            <text:p>4</text:p>
          </table:table-cell>
          <table:table-cell office:value-type="string">
            <text:p>Wieviel möchten Sie ungefähr pro Person ausgeben?</text:p>
          </table:table-cell>
          <table:table-cell office:value-type="string">
            <text:p>20 Euro. <text:s/></text:p>
          </table:table-cell>
          <table:table-cell office:value-type="string">
            <text:p>request</text:p>
          </table:table-cell>
          <table:table-cell office:value-type="string">
            <text:p>price</text:p>
          </table:table-cell>
          <table:table-cell office:value-type="string">
            <text:p>average </text:p>
          </table:table-cell>
          <table:table-cell office:value-type="string">
            <text:p>price </text:p>
          </table:table-cell>
          <table:table-cell office:value-type="string">
            <text:p>provide </text:p>
          </table:table-cell>
        </table:table-row>
        <table:table-row table:style-name="ro1">
          <table:table-cell office:value-type="float" office:value="20">
            <text:p>20</text:p>
          </table:table-cell>
          <table:table-cell office:value-type="float" office:value="5">
            <text:p>5</text:p>
          </table:table-cell>
          <table:table-cell office:value-type="string">
            <text:p>Es gibt kein passendes Restaurant auf Ihre Anfrage. Möchten Sie die Anfrage modifizieren?</text:p>
          </table:table-cell>
          <table:table-cell office:value-type="string">
            <text:p>Ja, preislich. <text:s/></text:p>
          </table:table-cell>
          <table:table-cell office:value-type="string">
            <text:p>offerModification</text:p>
          </table:table-cell>
          <table:table-cell office:value-type="string">
            <text:p>logical</text:p>
          </table:table-cell>
          <table:table-cell office:value-type="string">
            <text:p>yes price </text:p>
          </table:table-cell>
          <table:table-cell office:value-type="string">
            <text:p>logical field </text:p>
          </table:table-cell>
          <table:table-cell office:value-type="string">
            <text:p>accept provide </text:p>
          </table:table-cell>
        </table:table-row>
        <table:table-row table:style-name="ro1">
          <table:table-cell office:value-type="float" office:value="20">
            <text:p>20</text:p>
          </table:table-cell>
          <table:table-cell office:value-type="float" office:value="6">
            <text:p>6</text:p>
          </table:table-cell>
          <table:table-cell office:value-type="string">
            <text:p>Sie können die Art der Küche, die Tageszeit oder den Preis der Mahlzeit, den ungefähren Ort des Restaurants oder dessen Öffnungszeiten ändern. Geben Sie bitte Ihre Änderung an.</text:p>
          </table:table-cell>
          <table:table-cell office:value-type="string">
            <text:p>Preis 20 Euro erhöhen auf 50. <text:s/></text:p>
          </table:table-cell>
          <table:table-cell office:value-type="string">
            <text:p>request</text:p>
          </table:table-cell>
          <table:table-cell office:value-type="string">
            <text:p>field</text:p>
          </table:table-cell>
          <table:table-cell office:value-type="string">
            <text:p>expensive price </text:p>
          </table:table-cell>
          <table:table-cell office:value-type="string">
            <text:p>price field </text:p>
          </table:table-cell>
          <table:table-cell office:value-type="string">
            <text:p>provide </text:p>
          </table:table-cell>
        </table:table-row>
        <table:table-row table:style-name="ro1">
          <table:table-cell office:value-type="float" office:value="20">
            <text:p>20</text:p>
          </table:table-cell>
          <table:table-cell office:value-type="float" office:value="7">
            <text:p>7</text:p>
          </table:table-cell>
          <table:table-cell office:value-type="string">
            <text:p>Es gibt kein passendes Restaurant auf Ihre Anfrage. Möchten Sie die Anfrage modifizieren?</text:p>
          </table:table-cell>
          <table:table-cell office:value-type="string">
            <text:p>Ja. <text:s/></text:p>
          </table:table-cell>
          <table:table-cell office:value-type="string">
            <text:p>offerModification</text:p>
          </table:table-cell>
          <table:table-cell office:value-type="string">
            <text:p>logical</text:p>
          </table:table-cell>
          <table:table-cell office:value-type="string">
            <text:p>yes </text:p>
          </table:table-cell>
          <table:table-cell office:value-type="string">
            <text:p>logical </text:p>
          </table:table-cell>
          <table:table-cell office:value-type="string">
            <text:p>accept </text:p>
          </table:table-cell>
        </table:table-row>
        <table:table-row table:style-name="ro1">
          <table:table-cell office:value-type="float" office:value="20">
            <text:p>20</text:p>
          </table:table-cell>
          <table:table-cell office:value-type="float" office:value="8">
            <text:p>8</text:p>
          </table:table-cell>
          <table:table-cell office:value-type="string">
            <text:p>Sie können die Art der Küche, die Tageszeit oder den Preis der Mahlzeit, den ungefähren Ort des Restaurants oder dessen Öffnungszeiten ändern. Geben Sie bitte Ihre Änderung an.</text:p>
          </table:table-cell>
          <table:table-cell office:value-type="string">
            <text:p>Französische Küche, Ort beliebig, Preis beliebig. <text:s/></text:p>
          </table:table-cell>
          <table:table-cell office:value-type="string">
            <text:p>request</text:p>
          </table:table-cell>
          <table:table-cell office:value-type="string">
            <text:p>field</text:p>
          </table:table-cell>
          <table:table-cell office:value-type="string">
            <text:p>french neutral neutral </text:p>
          </table:table-cell>
          <table:table-cell office:value-type="string">
            <text:p>foodtype price localization </text:p>
          </table:table-cell>
          <table:table-cell office:value-type="string">
            <text:p>provide </text:p>
          </table:table-cell>
        </table:table-row>
        <table:table-row table:style-name="ro1">
          <table:table-cell office:value-type="float" office:value="20">
            <text:p>20</text:p>
          </table:table-cell>
          <table:table-cell office:value-type="float" office:value="9">
            <text:p>9</text:p>
          </table:table-cell>
          <table:table-cell office:value-type="string">
            <text:p>Sie haben folgende Auswahlmöglichkeiten: obere, mittlere, oder untere Preisklasse oder keine Präferenz.</text:p>
          </table:table-cell>
          <table:table-cell office:value-type="string">
            <text:p>Mittlere Preisklasse. <text:s/></text:p>
          </table:table-cell>
          <table:table-cell office:value-type="string">
            <text:p>indicateValues</text:p>
          </table:table-cell>
          <table:table-cell office:value-type="string">
            <text:p>price</text:p>
          </table:table-cell>
          <table:table-cell office:value-type="string">
            <text:p>average </text:p>
          </table:table-cell>
          <table:table-cell office:value-type="string">
            <text:p>price </text:p>
          </table:table-cell>
          <table:table-cell office:value-type="string">
            <text:p>provide </text:p>
          </table:table-cell>
        </table:table-row>
        <table:table-row table:style-name="ro1">
          <table:table-cell office:value-type="float" office:value="20">
            <text:p>20</text:p>
          </table:table-cell>
          <table:table-cell office:value-type="float" office:value="10">
            <text:p>10</text:p>
          </table:table-cell>
          <table:table-cell office:value-type="string">
            <text:p>Hier ist das passende Restaurant auf Ihre Anfrage. <text:s/>{Da Capo <text:s text:c="17"/>Springerplatz 34} Vielen dank, dass Sie Boris benutzt haben. Auf Wiederhören und einen schönen Tag! </text:p>
          </table:table-cell>
          <table:table-cell/>
          <table:table-cell office:value-type="string">
            <text:p>inform</text:p>
          </table:table-cell>
          <table:table-cell table:number-columns-repeated="2"/>
          <table:table-cell table:style-name="Default"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10:53:06.32</meta:creation-date>
    <dc:date>2013-08-28T11:02:17.48</dc:date>
    <meta:editing-duration>PT7M48S</meta:editing-duration>
    <meta:editing-cycles>3</meta:editing-cycles>
    <meta:generator>LibreOffice/4.0.1.2$Windows_x86 LibreOffice_project/84102822e3d61eb989ddd325abf1ac077904985</meta:generator>
    <meta:document-statistic meta:table-count="1" meta:cell-count="94" meta:object-count="0"/>
  </office:meta>
</office:document-meta>
</file>